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57"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b5a37" officeooo:paragraph-rsid="010b5a37" style:font-size-asian="10.5pt" style:font-style-asian="normal" style:font-weight-asian="normal" style:font-size-complex="12pt" style:font-style-complex="normal"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style:font-size-asian="8.75pt" style:font-size-complex="10pt"/>
    </style:style>
    <style:style style:name="T7" style:family="text">
      <style:text-properties fo:font-size="10pt" officeooo:rsid="010ab4fd" style:font-size-asian="8.75pt" style:font-size-complex="10pt"/>
    </style:style>
    <style:style style:name="T8" style:family="text">
      <style:text-properties fo:font-size="10pt" fo:font-weight="bold" officeooo:rsid="010ab4fd" style:font-size-asian="8.75pt" style:font-weight-asian="bold" style:font-size-complex="10pt" style:font-weight-complex="bold"/>
    </style:style>
    <style:style style:name="T9" style:family="text">
      <style:text-properties fo:font-size="8pt" fo:font-style="italic" officeooo:rsid="0007a01d" style:font-size-asian="8pt" style:font-style-asian="italic" style:font-size-complex="8pt" style:font-style-complex="italic"/>
    </style:style>
    <style:style style:name="T10" style:family="text">
      <style:text-properties style:text-underline-style="none"/>
    </style:style>
    <style:style style:name="T11" style:family="text">
      <style:text-properties style:text-underline-style="none" officeooo:rsid="000d6776"/>
    </style:style>
    <style:style style:name="T12" style:family="text">
      <style:text-properties style:text-underline-style="none" officeooo:rsid="00104afe"/>
    </style:style>
    <style:style style:name="T13" style:family="text">
      <style:text-properties fo:font-style="italic" officeooo:rsid="0007a01d" style:font-style-asian="italic" style:font-style-complex="italic"/>
    </style:style>
    <style:style style:name="T14" style:family="text">
      <style:text-properties fo:font-style="italic" style:text-underline-style="none" officeooo:rsid="00104afe" style:font-style-asian="italic" style:font-style-complex="italic"/>
    </style:style>
    <style:style style:name="T15" style:family="text">
      <style:text-properties fo:font-style="italic" style:text-underline-style="none" fo:font-weight="normal" officeooo:rsid="0007a01d" style:font-style-asian="italic" style:font-weight-asian="normal" style:font-style-complex="italic" style:font-weight-complex="normal"/>
    </style:style>
    <style:style style:name="T16" style:family="text">
      <style:text-properties fo:font-style="italic" style:text-underline-style="none" fo:font-weight="normal" officeooo:rsid="001d8c3a" style:font-style-asian="italic" style:font-weight-asian="normal" style:font-style-complex="italic" style:font-weight-complex="normal"/>
    </style:style>
    <style:style style:name="T17"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8"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9"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20" style:family="text">
      <style:text-properties fo:font-variant="normal" fo:text-transform="none" fo:color="#222222" style:text-position="0% 100%" fo:letter-spacing="normal" style:text-underline-style="none"/>
    </style:style>
    <style:style style:name="T21" style:family="text">
      <style:text-properties fo:font-variant="normal" fo:text-transform="none" fo:color="#222222" style:text-position="0% 100%" fo:letter-spacing="normal" style:text-underline-style="none" fo:font-weight="normal" style:font-weight-asian="normal" style:font-weight-complex="normal"/>
    </style:style>
    <style:style style:name="T22"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3"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4" style:family="text">
      <style:text-properties fo:font-variant="normal" fo:text-transform="none" fo:color="#222222" style:text-position="0% 100%" fo:letter-spacing="normal" style:text-underline-style="none" officeooo:rsid="00176700"/>
    </style:style>
    <style:style style:name="T25" style:family="text">
      <style:text-properties fo:font-variant="normal" fo:text-transform="none" fo:color="#222222" style:text-position="0% 100%" fo:letter-spacing="normal" style:text-underline-style="none" officeooo:rsid="0018284c"/>
    </style:style>
    <style:style style:name="T26" style:family="text">
      <style:text-properties fo:font-variant="normal" fo:text-transform="none" fo:color="#222222" style:text-position="0% 100%" fo:letter-spacing="normal" style:text-underline-style="none" officeooo:rsid="0018a813"/>
    </style:style>
    <style:style style:name="T27" style:family="text">
      <style:text-properties fo:font-variant="normal" fo:text-transform="none" fo:color="#222222" style:text-position="0% 100%" fo:letter-spacing="normal" style:text-underline-style="none" officeooo:rsid="001c89d8"/>
    </style:style>
    <style:style style:name="T28" style:family="text">
      <style:text-properties fo:font-variant="normal" fo:text-transform="none" fo:color="#222222" style:text-position="0% 100%" fo:letter-spacing="normal" style:text-underline-style="none" officeooo:rsid="002034dc"/>
    </style:style>
    <style:style style:name="T29" style:family="text">
      <style:text-properties fo:font-variant="normal" fo:text-transform="none" fo:color="#222222" style:text-position="0% 100%" fo:letter-spacing="normal" style:text-underline-style="none" officeooo:rsid="00218d19"/>
    </style:style>
    <style:style style:name="T30" style:family="text">
      <style:text-properties fo:font-variant="normal" fo:text-transform="none" fo:color="#222222" style:text-position="0% 100%" fo:letter-spacing="normal" style:text-underline-style="none" officeooo:rsid="002a76a7"/>
    </style:style>
    <style:style style:name="T31" style:family="text">
      <style:text-properties fo:font-variant="normal" fo:text-transform="none" fo:color="#222222" style:text-position="0% 100%" fo:letter-spacing="normal" style:text-underline-style="none" officeooo:rsid="002b9628"/>
    </style:style>
    <style:style style:name="T32" style:family="text">
      <style:text-properties fo:font-variant="normal" fo:text-transform="none" fo:color="#222222" style:text-position="0% 100%" fo:letter-spacing="normal" style:text-underline-style="none" officeooo:rsid="002c8444"/>
    </style:style>
    <style:style style:name="T33" style:family="text">
      <style:text-properties fo:font-variant="normal" fo:text-transform="none" fo:color="#222222" style:text-position="0% 100%" fo:letter-spacing="normal" style:text-underline-style="none" officeooo:rsid="002e7e83"/>
    </style:style>
    <style:style style:name="T34" style:family="text">
      <style:text-properties fo:font-variant="normal" fo:text-transform="none" fo:color="#222222" style:text-position="0% 100%" fo:letter-spacing="normal" style:text-underline-style="none" officeooo:rsid="002e97b3"/>
    </style:style>
    <style:style style:name="T35" style:family="text">
      <style:text-properties fo:font-variant="normal" fo:text-transform="none" fo:color="#222222" style:text-position="0% 100%" fo:letter-spacing="normal" style:text-underline-style="none" officeooo:rsid="002f80c1"/>
    </style:style>
    <style:style style:name="T36" style:family="text">
      <style:text-properties fo:font-variant="normal" fo:text-transform="none" fo:color="#222222" style:text-position="0% 100%" fo:letter-spacing="normal" style:text-underline-style="none" officeooo:rsid="00311373"/>
    </style:style>
    <style:style style:name="T37" style:family="text">
      <style:text-properties fo:font-variant="normal" fo:text-transform="none" fo:color="#222222" style:text-position="0% 100%" fo:letter-spacing="normal" style:text-underline-style="none" officeooo:rsid="003193b6"/>
    </style:style>
    <style:style style:name="T38" style:family="text">
      <style:text-properties fo:font-variant="normal" fo:text-transform="none" fo:color="#222222" style:text-position="0% 100%" fo:letter-spacing="normal" style:text-underline-style="none" officeooo:rsid="00328b85"/>
    </style:style>
    <style:style style:name="T39" style:family="text">
      <style:text-properties fo:font-variant="normal" fo:text-transform="none" fo:color="#222222" style:text-position="0% 100%" fo:letter-spacing="normal" style:text-underline-style="none" officeooo:rsid="008cc12b"/>
    </style:style>
    <style:style style:name="T40" style:family="text">
      <style:text-properties fo:font-variant="normal" fo:text-transform="none" fo:color="#222222" style:text-position="sub 58%" fo:letter-spacing="normal" style:text-underline-style="none"/>
    </style:style>
    <style:style style:name="T41"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2" style:family="text">
      <style:text-properties officeooo:rsid="0035320e"/>
    </style:style>
    <style:style style:name="T43" style:family="text">
      <style:text-properties officeooo:rsid="003cc02b"/>
    </style:style>
    <style:style style:name="T44" style:family="text">
      <style:text-properties officeooo:rsid="004bc1bf"/>
    </style:style>
    <style:style style:name="T45" style:family="text">
      <style:text-properties officeooo:rsid="0057ff6a"/>
    </style:style>
    <style:style style:name="T46" style:family="text">
      <style:text-properties officeooo:rsid="007e92da"/>
    </style:style>
    <style:style style:name="T47" style:family="text">
      <style:text-properties officeooo:rsid="0044c7a0"/>
    </style:style>
    <style:style style:name="T48" style:family="text">
      <style:text-properties officeooo:rsid="008598ab"/>
    </style:style>
    <style:style style:name="T49" style:family="text">
      <style:text-properties officeooo:rsid="0089c28d"/>
    </style:style>
    <style:style style:name="T50" style:family="text">
      <style:text-properties officeooo:rsid="008d9ffa"/>
    </style:style>
    <style:style style:name="T51" style:family="text">
      <style:text-properties officeooo:rsid="008e987b"/>
    </style:style>
    <style:style style:name="T52" style:family="text">
      <style:text-properties officeooo:rsid="0090add9"/>
    </style:style>
    <style:style style:name="T53" style:family="text">
      <style:text-properties officeooo:rsid="009a89e5"/>
    </style:style>
    <style:style style:name="T54" style:family="text">
      <style:text-properties officeooo:rsid="00a89878"/>
    </style:style>
    <style:style style:name="T55" style:family="text">
      <style:text-properties officeooo:rsid="00c2652d"/>
    </style:style>
    <style:style style:name="T56" style:family="text">
      <style:text-properties officeooo:rsid="00c28e1a"/>
    </style:style>
    <style:style style:name="T57" style:family="text">
      <style:text-properties officeooo:rsid="00c2aa5d"/>
    </style:style>
    <style:style style:name="T58" style:family="text">
      <style:text-properties officeooo:rsid="00c40e5f"/>
    </style:style>
    <style:style style:name="T59" style:family="text">
      <style:text-properties officeooo:rsid="00c5ef7f"/>
    </style:style>
    <style:style style:name="T60" style:family="text">
      <style:text-properties officeooo:rsid="00cf1294"/>
    </style:style>
    <style:style style:name="T61" style:family="text">
      <style:text-properties officeooo:rsid="00d5d64d"/>
    </style:style>
    <style:style style:name="T62" style:family="text">
      <style:text-properties officeooo:rsid="00dd692c"/>
    </style:style>
    <style:style style:name="T63" style:family="text">
      <style:text-properties fo:font-weight="bold" style:font-weight-asian="bold" style:font-weight-complex="bold"/>
    </style:style>
    <style:style style:name="T64" style:family="text">
      <style:text-properties fo:font-weight="bold" officeooo:rsid="00eba93d" style:font-weight-asian="bold" style:font-weight-complex="bold"/>
    </style:style>
    <style:style style:name="T65" style:family="text">
      <style:text-properties fo:font-weight="bold" officeooo:rsid="010ab4fd" style:font-weight-asian="bold" style:font-weight-complex="bold"/>
    </style:style>
    <style:style style:name="T66" style:family="text">
      <style:text-properties officeooo:rsid="00e96a90"/>
    </style:style>
    <style:style style:name="T67" style:family="text">
      <style:text-properties fo:font-size="14pt" officeooo:rsid="00e96a90" style:font-size-asian="14pt" style:font-size-complex="14pt"/>
    </style:style>
    <style:style style:name="T68" style:family="text">
      <style:text-properties fo:font-size="14pt" fo:font-style="italic" officeooo:rsid="00e96a90" style:font-size-asian="14pt" style:font-style-asian="italic" style:font-size-complex="14pt" style:font-style-complex="italic"/>
    </style:style>
    <style:style style:name="T69" style:family="text">
      <style:text-properties officeooo:rsid="00eba93d"/>
    </style:style>
    <style:style style:name="T70" style:family="text">
      <style:text-properties officeooo:rsid="00f111cc"/>
    </style:style>
    <style:style style:name="T71" style:family="text">
      <style:text-properties officeooo:rsid="00f56b0d"/>
    </style:style>
    <style:style style:name="T72" style:family="text">
      <style:text-properties officeooo:rsid="00f6a291"/>
    </style:style>
    <style:style style:name="T73" style:family="text">
      <style:text-properties officeooo:rsid="00fde10c"/>
    </style:style>
    <style:style style:name="T74" style:family="text">
      <style:text-properties officeooo:rsid="00fff04f"/>
    </style:style>
    <style:style style:name="T75" style:family="text">
      <style:text-properties officeooo:rsid="010638cc"/>
    </style:style>
    <style:style style:name="T76" style:family="text">
      <style:text-properties officeooo:rsid="01068a75"/>
    </style:style>
    <style:style style:name="T77" style:family="text">
      <style:text-properties officeooo:rsid="01080f60"/>
    </style:style>
    <style:style style:name="T78" style:family="text">
      <style:text-properties officeooo:rsid="010ab4fd"/>
    </style:style>
    <style:style style:name="T7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1877850898" text:style-name="L1">
        <text:list-item>
          <text:p text:style-name="P57"><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3">f </text:span><text:span text:style-name="T9">★ </text:span><text:span text:style-name="T13">h</text:span><text:span text:style-name="T3">, dove </text:span><text:span text:style-name="T13">f</text:span><text:span text:style-name="T3"> e </text:span><text:span text:style-name="T13">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50852454348689" text:continue-numbering="true" text:style-name="L1">
        <text:list-item>
          <text:p text:style-name="P58"><text:span text:style-name="T4">Applicazione mediante Fourier Transform:</text:span><text:span text:style-name="T10"> </text:span><text:span text:style-name="T11">consiste nell’effettuare il calcolo della trasformata di Fourier 2-dimensionale sia sull’immagine di input che sul kernel e successivamente nel calcolare l’antitrasformata del prodotto puntuale tra le due matrici risultato. </text:span><text:span text:style-name="T12">Il teorema della convoluzione ci assicura che entrambi i metodi sono equivalenti:</text:span></text:p>
        </text:list-item>
      </text:list>
      <text:p text:style-name="P7"><text:span text:style-name="T12"><text:tab/></text:span><text:span text:style-name="T14">“La convoluzione di due segnali nel dominio spaziale equivale </text:span></text:p>
      <text:p text:style-name="P7"><text:span text:style-name="T14"><text:tab/> <text:s/>all’antitrasformata del prodotto delle frequenze”</text:span><text:span text:style-name="T12"> </text:span></text:p>
      <text:p text:style-name="P17"/>
      <text:p text:style-name="P1"><text:span text:style-name="T15">f</text:span><text:span text:style-name="T16">(x,y)</text:span><text:span text:style-name="T41"> </text:span><text:span text:style-name="T5">★ </text:span><text:span text:style-name="T15">h</text:span><text:span text:style-name="T16">(x,y)</text:span><text:span text:style-name="T15"> </text:span><text:span text:style-name="T17">≡ F</text:span><text:span text:style-name="T18">-1</text:span><text:span text:style-name="T19">{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21"><text:tab/></text:span><text:span text:style-name="T22">Sharpening<text:tab/><text:tab/><text:tab/><text:tab/></text:span><text:span text:style-name="T23">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56"><text:soft-page-break/>Implementazione</text:p>
      <text:p text:style-name="P11"><text:span text:style-name="T20">Per implementare l’intero programma proced</text:span><text:span text:style-name="T27">erem</text:span><text:span text:style-name="T20">o in maniera modulare andando a creare ogni </text:span><text:span text:style-name="T24">funzionalità necessaria indipendentemente. </text:span><text:span text:style-name="T27">Utilizzeremo il linguaggio di programmazione OpenCL.</text:span><text:span text:style-name="T24"> Il primo passo consisterà nell’implementazione della </text:span><text:span text:style-name="T28">F</text:span><text:span text:style-name="T24">ast </text:span><text:span text:style-name="T28">F</text:span><text:span text:style-name="T24">ourier </text:span><text:span text:style-name="T28">T</text:span><text:span text:style-name="T24">ransform (FFT) 2D, </text:span><text:span text:style-name="T25">applicabile sia ad immagini che a matrici bidimensionali in genere</text:span><text:span text:style-name="T24">.</text:span></text:p>
      <text:p text:style-name="P21"/>
      <text:p text:style-name="P10"><text:span text:style-name="T24">F</text:span><text:span text:style-name="T20">FT</text:span></text:p>
      <text:p text:style-name="P12"><text:span text:style-name="T20">In questa prima fase utilizzeremo delle matrici intere bidimensionali </text:span><text:span text:style-name="T26">come input,</text:span><text:span text:style-name="T20"> al fine di rendere più semplice il testing dell’algoritmo.</text:span></text:p>
      <text:p text:style-name="P13"><text:span text:style-name="T20">La prima implementazione consiste di due kernel principali: uno per il calcolo dei coefficienti della FFT e uno per la riduzione dei valori ottenuti dopo l’esecuzione del primo. </text:span><text:span text:style-name="T28">Dalla formula di Fourier </text:span><text:span text:style-name="T29">discreta</text:span><text:span text:style-name="T28"> </text:span><text:span text:style-name="T29">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9">P</text:span><text:span text:style-name="T20">oichè la formula deve essere valutata su tutti </text:span></text:p>
      <text:p text:style-name="P23">i valori della matrice, sarà necessario richiamare </text:p>
      <text:p text:style-name="P14"><text:span text:style-name="T20">i due kernel più volte: per ogni locazione (</text:span><text:span text:style-name="T31">u</text:span><text:span text:style-name="T20">,</text:span><text:span text:style-name="T31">v</text:span><text:span text:style-name="T20">) </text:span></text:p>
      <text:p text:style-name="P14"><text:span text:style-name="T20">della matrice di </text:span><text:span text:style-name="T31">out</text:span><text:span text:style-name="T20">put effettuiamo una chiamata </text:span></text:p>
      <text:p text:style-name="P14"><text:span text:style-name="T20">al kernel fft che </text:span><text:span text:style-name="T30">genererà una matrice di</text:span></text:p>
      <text:p text:style-name="P24">coefficienti complessi (il cui tipo è definito</text:p>
      <text:p text:style-name="P16"><text:span text:style-name="T20">mediante una struct apposita </text:span><text:span text:style-name="T32">contenente due</text:span></text:p>
      <text:p text:style-name="P16"><text:span text:style-name="T32">va</text:span><text:span text:style-name="T39">lori in virgola mobile</text:span><text:span text:style-name="T32">, real ed imag) posti nelle locazioni (x,y) corrispondenti </text:span><text:span text:style-name="T33">de</text:span><text:span text:style-name="T32">lla matrice di input; </text:span><text:span text:style-name="T35">da ogni</text:span><text:span text:style-name="T34"> matrice ottenuta inoltre estrarremo un unico valore mediante l’applicazione di una riduzione parallela. </text:span><text:span text:style-name="T35">L’insieme dei valori così ottenuti andrà a formare la matrice finale che conterrà la trasformata completa del nostro input.</text:span></text:p>
      <text:p text:style-name="P15"><text:span text:style-name="T20">Per la riduzione (kernel somma) usiamo un approccio semplice che prevede la somma di due elementi per ogni work-item: nel codice host questo kernel verrà lanciato log</text:span><text:span text:style-name="T40">2</text:span><text:span text:style-name="T20">N volte per ogni matrice da ridurre, in modo da sommare progressivamente gli elementi ad ogni passo, </text:span><text:span text:style-name="T36">dimezzando via via l’input</text:span><text:span text:style-name="T20"> fino ad arrivare ad un singolo elemento, che sarà proprio il risultato della riduzione. </text:span><text:span text:style-name="T37">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8">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6">8</text:span>GB/s<text:tab/><text:tab/><text:tab/><text:tab/><text:tab/><text:tab/>BW:<text:tab/>4.4655GB/s</text:p>
      <text:p text:style-name="P51"><text:soft-page-break/>Ottimizzazioni riduzione</text:p>
      <text:p text:style-name="P34"><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2">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5">Essendo la scelta del gws arbitraria si potrà fissare un valore tale da completare la riduzione in un numero costante di chiamate al kernel.</text:p>
      <text:p text:style-name="P35">Le prestazioni sono leggermente migliorate con questa ottimizzazione:</text:p>
      <text:p text:style-name="P35"/>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6"><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3">ma</text:span>, anziché scrivere direttamente il risultato nella matrice di output, salverà il valore ottenuto <text:span text:style-name="T43">(contenuto</text:span> nella variabile acc) all’interno della local memory. Dunque ad ogni lancio del kernel <text:span text:style-name="T43">ogni</text:span> work-group far<text:span text:style-name="T43">à</text:span> uso di una memoria locale avente local work size (lws) locazioni. <text:span text:style-name="T43">Non appena tutti i work-item avranno terminato le scritture in local memory, metà di essi procederanno</text:span> <text:span text:style-name="T43">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7"><text:soft-page-break/>Le prestazioni ottenute in questo caso, utilizzando 16 work-group aventi local work size di 256 elementi, sono le seguenti:</text:p>
      <text:p text:style-name="P37"/>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7">2171.49ms</text:span><text:tab/><text:tab/><text:tab/><text:tab/><text:tab/><text:tab/>Time:<text:tab/>18778.8ms</text:p>
      <text:p text:style-name="P30">BW:<text:tab/><text:span text:style-name="T47">3.9557GB/s</text:span><text:tab/><text:tab/><text:tab/><text:tab/><text:tab/><text:tab/>BW:<text:tab/>7.<text:span text:style-name="T48">4</text:span>487GB/s</text:p>
      <text:p text:style-name="P28"/>
      <text:p text:style-name="P53">Rappresentazione dei complessi</text:p>
      <text:p text:style-name="P42">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9">ali tipi di dato. Le prestazioni non vengono influenzate in alcun modo da tale scelta.</text:span></text:p>
      <text:p text:style-name="P28"/>
      <text:p text:style-name="P52">Riduzione lanci total<text:span text:style-name="T45">i</text:span></text:p>
      <text:p text:style-name="P38"><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4">complessivo</text:span> di kernel lanciati risulta essere ancora troppo corposo. <text:s/>E’ possibile ridurre il numero di kernel “fft” mandati in esecuzione andando a<text:span text:style-name="T44">d incrementare</text:span> il lavoro svolto dal singolo work-item. <text:span text:style-name="T44">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1"><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3">in quanto il secondo passo di ogni chiamata alla somma è svolto da un solo work-group (e dunque global work size e local work size sono uguali)</text:span>.</text:p>
      <text:p text:style-name="P40"><text:soft-page-break/>Attraverso questa soluzione si riesce ad ottenere un lieve miglioramento delle prestazioni rispetto al caso subito precedente:</text:p>
      <text:p text:style-name="P39"><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3"><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50">rispettivamente ai seguenti tipi di dato: float[double], float2[double2], float4[double4], float8[double8]. In tal modo è possibile intercambiare semplicemente la rappresentazione dei valori in virgola mobile all’interno dell’intero programma.</text:span></text:p>
      <text:p text:style-name="P44"><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2">migliorament</text:span>o delle prestazioni <text:span text:style-name="T51">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4"/>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5">Questa metodologia potrebbe procedere iterativamente dividendo ancora la matrice per 8, poi per 16 e così via, ma ciò non porterebbe miglioramenti indefinitamente, in quanto i vettori di output che devono ospitare i valori intermedi <text:span text:style-name="T54">diventerebbero via via smisuratamente grandi.</text:span></text:p>
      <text:p text:style-name="P46"><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7">e</text:span> come indici (u, v) della trasformata. Ogni work-item effettuerà un doppio ciclo for che scandisce due indici, row e col (della matrice di input), e calcolerà al <text:span text:style-name="T56">suo </text:span>interno, fissata la coppia (u, v) <text:span text:style-name="T55">di</text:span> appartenenza <text:span text:style-name="T55">del work-item, i</text:span> vari coefficienti necessari <text:span text:style-name="T60">(sono stati inoltre raggruppati alcuni coefficienti ridondanti nella formula)</text:span>. Agendo in tal modo ogni work-item genererà un’intera matrice di coefficienti che potrà ridurre semplicemente andando ad accumulare i valori <text:span text:style-name="T61">che </text:span>via via vengono calcolati. <text:span text:style-name="T59">Infine il valore ottenuto viene salvato direttamente sul buffer di output alla locazione (u, v).</text:span> <text:span text:style-name="T58">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46"/>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54">IFFT</text:p>
      <text:p text:style-name="P47"><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2">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47"/>
      <text:p text:style-name="P59">Prodotto Puntuale</text:p>
      <text:p text:style-name="P61">Per la realizzazione del prodotto puntuale tra due matrici di complessi utilizzeremo un kernel piuttosto semplice che restituisca in output i valori ottenuti mediante la seguente formula:</text:p>
      <text:p text:style-name="P48"/>
      <text:p text:style-name="P49"><text:span text:style-name="T67">z*w = (a*c - b*d) + (a*d + b*c)*</text:span><text:span text:style-name="T68">i</text:span><text:span text:style-name="T66"> </text:span></text:p>
      <text:p text:style-name="P50"><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3">z</text:span> e <text:span text:style-name="T63">w</text:span> sono i due complessi ed (<text:span text:style-name="T63">a</text:span>, <text:span text:style-name="T64">c</text:span>) <text:span text:style-name="T69">(</text:span><text:span text:style-name="T64">b</text:span>, <text:span text:style-name="T63">d</text:span>) rispettivamente le loro parti reali ed immaginarie. <text:span text:style-name="T70">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0"/>
      <text:p text:style-name="P33">HW:<text:tab/>Intel(R) Gen9 HD Graphics NEO<text:tab/><text:tab/><text:tab/>HW:<text:tab/>Intel(R) Gen9 HD Graphics NEO</text:p>
      <text:p text:style-name="P33">Input:<text:tab/>1<text:span text:style-name="T71">024</text:span>x1<text:span text:style-name="T71">024</text:span><text:tab/><text:tab/><text:tab/><text:tab/><text:tab/><text:tab/>Input:<text:tab/>2<text:span text:style-name="T72">048</text:span>x2<text:span text:style-name="T72">048</text:span></text:p>
      <text:p text:style-name="P33">Time:<text:tab/>2.3369ms<text:tab/><text:tab/><text:tab/><text:tab/><text:tab/><text:tab/>Time:<text:tab/>7.9748ms<text:tab/></text:p>
      <text:p text:style-name="P33">BW:<text:tab/>10.7689GB/s<text:tab/><text:tab/><text:tab/><text:tab/><text:tab/><text:tab/>BW:<text:tab/>12.6227GB/s</text:p>
      <text:p text:style-name="P33"/>
      <text:p text:style-name="P55">Adattamenti <text:span text:style-name="T73">sulle</text:span> immagin<text:span text:style-name="T73">i</text:span></text:p>
      <text:p text:style-name="P62"><draw:frame draw:style-name="fr1" draw:name="Immagine16" text:anchor-type="paragraph" svg:x="8.377cm" svg:y="0.086cm" svg:width="9.387cm" svg:height="12.94cm" draw:z-index="15"><draw:image xlink:href="Pictures/100000000000028D00000384A6363D356F853333.png" xlink:type="simple" xlink:show="embed" xlink:actuate="onLoad" loext:mime-type="image/png"/></draw:frame>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4">Ogni filtro è realizzato mediante un kernel apposito che crea una matrice avente opportuni valori su ogni locazione.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63"><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5">elaborand</text:span>o due. Riportiamo di seguito due esempi di esecuzione su due diverse immagini <text:span text:style-name="T76">in scala di grigio:</text:span></text:p>
      <text:p text:style-name="P63"/>
      <text:p text:style-name="P64">HW:<text:tab/>Intel(R) Gen9 HD Graphics NEO<text:tab/><text:tab/><text:tab/>HW:<text:tab/>Intel(R) Gen9 HD Graphics NEO</text:p>
      <text:p text:style-name="P64">Input:<text:tab/><text:span text:style-name="T76">256x256<text:tab/><text:tab/></text:span><text:tab/><text:tab/><text:tab/><text:tab/>Input:<text:tab/><text:span text:style-name="T77">128x128</text:span></text:p>
      <text:p text:style-name="P64">Time:<text:tab/><text:tab/><text:tab/><text:tab/><text:tab/><text:tab/><text:tab/><text:tab/><text:span text:style-name="T77">Time:</text:span></text:p>
      <text:p text:style-name="P65"><text:span text:style-name="T76"><text:s text:c="4"/>FFT/Prod <text:s text:c="3"/>7650.23ms<text:tab/><text:tab/><text:tab/><text:tab/><text:tab/> <text:s text:c="3"/>FFT/Prod <text:s text:c="3"/>479.641ms</text:span></text:p>
      <text:p text:style-name="P65"><text:s text:c="4"/><text:span text:style-name="T76">IFFT <text:s text:c="11"/>7416.05ms<text:tab/><text:tab/><text:tab/><text:tab/><text:tab/> <text:s text:c="3"/>IFFT <text:s text:c="11"/>493.507ms</text:span></text:p>
      <text:p text:style-name="P64">BW:<text:tab/><text:tab/><text:tab/><text:tab/><text:tab/><text:tab/><text:tab/><text:tab/><text:span text:style-name="T77">BW:</text:span></text:p>
      <text:p text:style-name="P65"><text:s text:c="4"/><text:span text:style-name="T76">FFT/Prod <text:s text:c="3"/>26.948GB/s<text:tab/><text:tab/><text:tab/><text:tab/><text:tab/> <text:s text:c="3"/>FFT/Prod <text:s text:c="3"/>26.863GB/s</text:span></text:p>
      <text:p text:style-name="P65"><text:s text:c="4"/><text:span text:style-name="T76">IFFT <text:s text:c="11"/>18.532GB/s<text:tab/><text:tab/><text:tab/><text:tab/><text:tab/> <text:s text:c="3"/>IFFT <text:s text:c="11"/>17.405GB/s</text:span></text:p>
      <text:p text:style-name="P6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64"><draw:frame draw:style-name="fr1" draw:name="Immagine17" text:anchor-type="paragraph" svg:x="0.347cm" svg:y="0.018cm" svg:width="6.641cm" svg:height="6.615cm" draw:z-index="16"><draw:image xlink:href="Pictures/10000000000000FB000000FAE17AB63CA8780929.png" xlink:type="simple" xlink:show="embed" xlink:actuate="onLoad" loext:mime-type="image/png"/></draw:frame></text:p>
      <text:p text:style-name="P64"/>
      <text:p text:style-name="P64"/>
      <text:p text:style-name="P64"/>
      <text:p text:style-name="P64"/>
      <text:p text:style-name="P64"/>
      <text:p text:style-name="P64"/>
      <text:p text:style-name="P6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8">Sharpening<text:tab/><text:tab/> <text:s text:c="10"/>Media (3-box)</text:span></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tab/><text:tab/></text:span><text:span text:style-name="T65">Laplaciano</text:span><text:span text:style-name="T8"><text:tab/><text:tab/><text:tab/><text:tab/></text:span></text:p>
      <text:p text:style-name="P64"><text:span text:style-name="T8"/></text:p>
      <text:p text:style-name="P64"><text:span text:style-name="T8"><text:tab/><text:tab/><text:tab/><text:tab/><text:tab/><text:tab/><text:tab/><text:tab/> <text:s text:c="7"/>Sobel X<text:tab/><text:tab/><text:tab/> <text:s text:c="2"/>Sobel Y</text:span></text:p>
      <text:p text:style-name="P64"><text:span text:style-name="T8"/></text:p>
      <text:p text:style-name="P60">Convoluzione spaziale</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7T15:08:50.441297595</dc:date>
    <meta:editing-duration>PT10H13M20S</meta:editing-duration>
    <meta:editing-cycles>243</meta:editing-cycles>
    <meta:generator>LibreOffice/6.0.7.3$Linux_X86_64 LibreOffice_project/00m0$Build-3</meta:generator>
    <meta:document-statistic meta:table-count="0" meta:image-count="21" meta:object-count="0" meta:page-count="8" meta:paragraph-count="95" meta:word-count="2437" meta:character-count="16566" meta:non-whitespace-character-count="13874"/>
  </office:meta>
</office:document-meta>
</file>